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81cd3" officeooo:paragraph-rsid="00181cd3"/>
    </style:style>
    <style:style style:name="P2" style:family="paragraph" style:parent-style-name="Title">
      <style:text-properties officeooo:rsid="00181cd3" officeooo:paragraph-rsid="00181cd3"/>
    </style:style>
    <style:style style:name="P3" style:family="paragraph" style:parent-style-name="Heading_20_1">
      <style:text-properties officeooo:rsid="001b6138" officeooo:paragraph-rsid="001b6138"/>
    </style:style>
    <style:style style:name="P4" style:family="paragraph" style:parent-style-name="Heading_20_1">
      <style:text-properties officeooo:rsid="0019c774" officeooo:paragraph-rsid="0019c774"/>
    </style:style>
    <style:style style:name="P5" style:family="paragraph" style:parent-style-name="Heading_20_2">
      <style:text-properties officeooo:rsid="001bd02b" officeooo:paragraph-rsid="001bd02b"/>
    </style:style>
    <style:style style:name="P6" style:family="paragraph" style:parent-style-name="Text_20_body" style:list-style-name="L1">
      <style:text-properties officeooo:rsid="001bd02b" officeooo:paragraph-rsid="001bd02b"/>
    </style:style>
    <style:style style:name="P7" style:family="paragraph" style:parent-style-name="Text_20_body" style:list-style-name="L2">
      <style:text-properties officeooo:rsid="001bd02b" officeooo:paragraph-rsid="001bd02b"/>
    </style:style>
    <style:style style:name="P8" style:family="paragraph" style:parent-style-name="Text_20_body" style:list-style-name="L2">
      <style:text-properties officeooo:rsid="001bd02b" officeooo:paragraph-rsid="0021dc33"/>
    </style:style>
    <style:style style:name="P9" style:family="paragraph" style:parent-style-name="Text_20_body" style:list-style-name="L4">
      <style:text-properties officeooo:rsid="001bd02b" officeooo:paragraph-rsid="001bd02b"/>
    </style:style>
    <style:style style:name="P10" style:family="paragraph" style:parent-style-name="Text_20_body" style:list-style-name="L5">
      <style:text-properties officeooo:rsid="001bd02b" officeooo:paragraph-rsid="001bd02b"/>
    </style:style>
    <style:style style:name="P11" style:family="paragraph" style:parent-style-name="Text_20_body" style:list-style-name="L6">
      <style:text-properties officeooo:rsid="001bd02b" officeooo:paragraph-rsid="001bd02b"/>
    </style:style>
    <style:style style:name="P12" style:family="paragraph" style:parent-style-name="Text_20_body" style:list-style-name="L7">
      <style:text-properties officeooo:rsid="001bd02b" officeooo:paragraph-rsid="001bd02b"/>
    </style:style>
    <style:style style:name="P13" style:family="paragraph" style:parent-style-name="Text_20_body" style:list-style-name="L7">
      <style:text-properties officeooo:rsid="001bd02b" officeooo:paragraph-rsid="002172c8"/>
    </style:style>
    <style:style style:name="T1" style:family="text">
      <style:text-properties officeooo:rsid="001e8c6f"/>
    </style:style>
    <style:style style:name="T2" style:family="text">
      <style:text-properties officeooo:rsid="001fe5e0"/>
    </style:style>
    <style:style style:name="T3" style:family="text">
      <style:text-properties officeooo:rsid="002172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-rendu du 09/01/2024</text:p>
      <text:p text:style-name="P1">Projet PHP Cosplay</text:p>
      <text:h text:style-name="P3" text:outline-level="1">Documentation</text:h>
      <text:h text:style-name="P5" text:outline-level="2">Réalisé</text:h>
      <text:list text:style-name="L1">
        <text:list-item>
          <text:p text:style-name="P6">Récapitulatif <text:span text:style-name="T1">technique</text:span></text:p>
        </text:list-item>
      </text:list>
      <text:list text:style-name="L2">
        <text:list-item>
          <text:p text:style-name="P7">Maquette<text:span text:style-name="T2">s</text:span></text:p>
        </text:list-item>
        <text:list-item>
          <text:p text:style-name="P8">Diagramme de Pert</text:p>
        </text:list-item>
        <text:list-item>
          <text:p text:style-name="P8">Gantt</text:p>
        </text:list-item>
      </text:list>
      <text:h text:style-name="P4" text:outline-level="1">BDD</text:h>
      <text:h text:style-name="P5" text:outline-level="2">Réalisé</text:h>
      <text:list text:style-name="L4">
        <text:list-item>
          <text:p text:style-name="P9">Base de données <text:span text:style-name="T3">(structure)</text:span></text:p>
        </text:list-item>
        <text:list-item>
          <text:p text:style-name="P9">Triggers pour les tables « utilisateur » et « evenement » pour la clé primaire</text:p>
        </text:list-item>
      </text:list>
      <text:h text:style-name="P5" text:outline-level="2">à faire</text:h>
      <text:list text:style-name="L5">
        <text:list-item>
          <text:p text:style-name="P10">Triggers pour contrôler les entrées utilisateur</text:p>
        </text:list-item>
        <text:list-item>
          <text:p text:style-name="P10">Procédures stockées (Fait durant la conception du site)</text:p>
        </text:list-item>
      </text:list>
      <text:h text:style-name="P3" text:outline-level="1">Site PHP</text:h>
      <text:h text:style-name="P5" text:outline-level="2">Réalisé</text:h>
      <text:list text:style-name="L6">
        <text:list-item>
          <text:p text:style-name="P11">Préparation de PhpStorm (Xdebug, CodeSniffer) et de codeIgniter</text:p>
        </text:list-item>
      </text:list>
      <text:h text:style-name="P5" text:outline-level="2">à faire</text:h>
      <text:list xml:id="list3837407778" text:style-name="L7">
        <text:list-item>
          <text:p text:style-name="P12">Les éléments partagés entre les pages (header, navbar, footer...)</text:p>
        </text:list-item>
        <text:list-item>
          <text:p text:style-name="P12">Page Inscription et Connexion</text:p>
        </text:list-item>
        <text:list-item>
          <text:p text:style-name="P12">Espace Admin <text:span text:style-name="T3">(M + V + C)</text:span></text:p>
        </text:list-item>
        <text:list-item>
          <text:p text:style-name="P12">Espace Candidat</text:p>
        </text:list-item>
        <text:list-item>
          <text:p text:style-name="P12">Inscription à un concours</text:p>
        </text:list-item>
        <text:list-item>
          <text:p text:style-name="P12">Système de notation</text:p>
        </text:list-item>
        <text:list-item>
          <text:p text:style-name="P13">Accueil</text:p>
        </text:list-item>
        <text:list-item>
          <text:p text:style-name="P13"><text:soft-page-break/>Système de liste d’attente</text:p>
        </text:list-item>
        <text:list-item>
          <text:p text:style-name="P12">Système pour décerner les pri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08:32:08.019000000</meta:creation-date>
    <dc:date>2024-01-09T11:31:55.423000000</dc:date>
    <meta:editing-duration>PT40M20S</meta:editing-duration>
    <meta:editing-cycles>10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8" meta:word-count="122" meta:character-count="694" meta:non-whitespace-character-count="618"/>
  </office:meta>
</office:document-meta>
</file>